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c08" officeooo:paragraph-rsid="00047c08"/>
    </style:style>
    <style:style style:name="P2" style:family="paragraph" style:parent-style-name="Standard">
      <style:text-properties officeooo:rsid="00047c08" officeooo:paragraph-rsid="00065754"/>
    </style:style>
    <style:style style:name="T1" style:family="text">
      <style:text-properties officeooo:rsid="000657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Ricardo Luiz Menik Cezar <text:s text:c="52"/>N: 19 <text:s text:c="12"/>Turma: 2C</text:p>
      <text:p text:style-name="P1"/>
      <text:p text:style-name="P1"/>
      <text:p text:style-name="P1"/>
      <text:p text:style-name="P1">1 – Fiz uma flexão 1 é menor que 10 ? Se for verdade, continuo a realizar o exercicio.</text:p>
      <text:p text:style-name="P1"/>
      <text:p text:style-name="P1"><text:tab/>R: True</text:p>
      <text:p text:style-name="P1"/>
      <text:p text:style-name="P1">2 - Fiz uma flexão 2 é menor que 10 ? Se for verdade, continuo a realizar o exercicio.</text:p>
      <text:p text:style-name="P1"/>
      <text:p text:style-name="P1"><text:tab/>R: True</text:p>
      <text:p text:style-name="P1"/>
      <text:p text:style-name="P1">3 - Fiz uma flexão 2 é menor que 10 ? Se for verdade, continuo a realizar o exercicio.</text:p>
      <text:p text:style-name="P1"/>
      <text:p text:style-name="P1"><text:tab/>R: False</text:p>
      <text:p text:style-name="P1"/>
      <text:p text:style-name="P1">4 - Seguintes condições: </text:p>
      <text:p text:style-name="P1"><text:tab/></text:p>
      <text:p text:style-name="P1"><text:tab/>7 &lt; 5: False</text:p>
      <text:p text:style-name="P1"><text:tab/>2 &gt; 1: True</text:p>
      <text:p text:style-name="P1"><text:tab/>4 &gt; 7: False</text:p>
      <text:p text:style-name="P1"><text:tab/>7 &lt; 9: True</text:p>
      <text:p text:style-name="P1"/>
      <text:p text:style-name="P1">5 – Você consegue pensarem algum processo que faz em seu dia-dia e que pode ser descrito igual as descritas em I, II, III qual seria ? Descreva <text:s/>os passos: </text:p>
      <text:p text:style-name="P1"/>
      <text:p text:style-name="P1"><text:tab/>I – IF(CHOVER === “TRUE”) {<text:line-break/><text:tab/></text:p>
      <text:p text:style-name="P1"><text:tab/><text:tab/>CONSOLE.LOG(“Faltar escola”)</text:p>
      <text:p text:style-name="P1"><text:tab/><text:tab/></text:p>
      <text:p text:style-name="P1"><text:tab/>} ELSE {</text:p>
      <text:p text:style-name="P1"/>
      <text:p text:style-name="P1"><text:tab/><text:tab/>CONSOLE.LOG(“Ir para escola”)</text:p>
      <text:p text:style-name="P1"/>
      <text:p text:style-name="P1"><text:tab/>}</text:p>
      <text:p text:style-name="P1"/>
      <text:p text:style-name="P1"><text:tab/>II – IF(<text:span text:style-name="T1">DIA</text:span> === <text:span text:style-name="T1">2</text:span>) {<text:line-break/><text:tab/></text:p>
      <text:p text:style-name="P1"><text:tab/><text:tab/>CONSOLE.LOG(“<text:span text:style-name="T1">Feriado</text:span>”)</text:p>
      <text:p text:style-name="P1"><text:tab/><text:tab/></text:p>
      <text:p text:style-name="P1"><text:tab/>} ELSE {</text:p>
      <text:p text:style-name="P1"/>
      <text:p text:style-name="P1"><text:tab/><text:tab/>CONSOLE.LOG(“Ir para escola”)</text:p>
      <text:p text:style-name="P1"/>
      <text:p text:style-name="P1"><text:tab/>}</text:p>
      <text:p text:style-name="P1"/>
      <text:p text:style-name="P2"><text:tab/><text:span text:style-name="T1">III – </text:span>IF(<text:span text:style-name="T1">LOUÇA</text:span> === <text:span text:style-name="T1">0</text:span>) {<text:line-break/><text:tab/></text:p>
      <text:p text:style-name="P2"><text:tab/><text:tab/>CONSOLE.LOG(“<text:span text:style-name="T1">Folgar</text:span>”)</text:p>
      <text:p text:style-name="P2"><text:tab/><text:tab/></text:p>
      <text:p text:style-name="P2"><text:tab/>} ELSE {</text:p>
      <text:p text:style-name="P2"/>
      <text:p text:style-name="P2"><text:soft-page-break/><text:tab/><text:tab/>CONSOLE.LOG(“<text:span text:style-name="T1">Lavar Louça</text:span>”)</text:p>
      <text:p text:style-name="P2"/>
      <text:p text:style-name="P2"><text:tab/>}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8:32:15.272630967</meta:creation-date>
    <dc:date>2023-10-23T08:44:57.386063600</dc:date>
    <meta:editing-duration>PT2M32S</meta:editing-duration>
    <meta:editing-cycles>1</meta:editing-cycles>
    <meta:document-statistic meta:table-count="0" meta:image-count="0" meta:object-count="0" meta:page-count="2" meta:paragraph-count="34" meta:word-count="159" meta:character-count="912" meta:non-whitespace-character-count="666"/>
    <meta:generator>LibreOffice/7.0.6.2$Linux_X86_64 LibreOffice_project/144abb84a525d8e30c9dbbefa69cbbf2d8d4ae3b</meta:generator>
  </office:meta>
</office:document-meta>
</file>